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819" officeooo:paragraph-rsid="00075819"/>
    </style:style>
    <style:style style:name="P2" style:family="paragraph" style:parent-style-name="Standard">
      <style:text-properties officeooo:rsid="0008b2ef" officeooo:paragraph-rsid="0008b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  <text:p text:style-name="P2">Estoy haciendo el ejercic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8:53:04.613000000</meta:creation-date>
    <dc:date>2024-10-08T09:06:42.795000000</dc:date>
    <meta:editing-duration>PT20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" meta:word-count="5" meta:character-count="31" meta:non-whitespace-character-count="28"/>
  </office:meta>
</office:document-meta>
</file>